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2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milk" table:style-name="ta1">
        <table:shapes>
          <draw:frame draw:z-index="0" draw:style-name="gr1" draw:text-style-name="P1" svg:width="720pt" svg:height="432pt" svg:x="279.81pt" svg:y="67.75pt">
            <loext:p draw:notify-on-update-of-ranges="height_milk.B1:height_milk.B1 height_milk.B2:height_milk.B102 height_milk.C1:height_milk.C1 height_milk.C2:height_milk.C102 height_milk.D1:height_milk.D1 height_milk.D2:height_milk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lgoritmo actual</text:p>
          </table:table-cell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1"/>
        </table:table-row>
        <table:table-row table:style-name="ro1">
          <table:table-cell/>
          <table:table-cell office:value-type="float" office:value="0.0906928" calcext:value-type="float">
            <text:p>0.0906928</text:p>
          </table:table-cell>
          <table:table-cell office:value-type="float" office:value="0.0882847" calcext:value-type="float">
            <text:p>0.0882847</text:p>
          </table:table-cell>
          <table:table-cell office:value-type="float" office:value="0.11" calcext:value-type="float">
            <text:p>0.11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</table:table-row>
        <table:table-row table:style-name="ro1">
          <table:table-cell/>
          <table:table-cell office:value-type="float" office:value="0.0914562" calcext:value-type="float">
            <text:p>0.0914562</text:p>
          </table:table-cell>
          <table:table-cell office:value-type="float" office:value="0.090054" calcext:value-type="float">
            <text:p>0.090054</text:p>
          </table:table-cell>
          <table:table-cell table:formula="of:=[.D2]" office:value-type="float" office:value="0.11" calcext:value-type="float">
            <text:p>0.11</text:p>
          </table:table-cell>
          <table:table-cell/>
          <table:table-cell table:style-name="ce1" table:formula="of:=[.B104]" office:value-type="float" office:value="0.0890685" calcext:value-type="float">
            <text:p>0.0890685</text:p>
          </table:table-cell>
          <table:table-cell table:style-name="ce1" table:formula="of:=[.C104]" office:value-type="float" office:value="0.089777" calcext:value-type="float">
            <text:p>0.089777</text:p>
          </table:table-cell>
        </table:table-row>
        <table:table-row table:style-name="ro2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502" calcext:value-type="float">
            <text:p>0.0890502</text:p>
          </table:table-cell>
          <table:table-cell table:formula="of:=[.D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42742" calcext:value-type="float">
            <text:p>0.0942742</text:p>
          </table:table-cell>
          <table:table-cell table:formula="of:=[.D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876291" calcext:value-type="float">
            <text:p>0.0876291</text:p>
          </table:table-cell>
          <table:table-cell table:formula="of:=[.D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157" calcext:value-type="float">
            <text:p>0.0882157</text:p>
          </table:table-cell>
          <table:table-cell office:value-type="float" office:value="0.089777" calcext:value-type="float">
            <text:p>0.089777</text:p>
          </table:table-cell>
          <table:table-cell table:formula="of:=[.D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9773" calcext:value-type="float">
            <text:p>0.0939773</text:p>
          </table:table-cell>
          <table:table-cell office:value-type="float" office:value="0.0896478" calcext:value-type="float">
            <text:p>0.0896478</text:p>
          </table:table-cell>
          <table:table-cell table:formula="of:=[.D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8306" calcext:value-type="float">
            <text:p>0.0868306</text:p>
          </table:table-cell>
          <table:table-cell office:value-type="float" office:value="0.0896478" calcext:value-type="float">
            <text:p>0.0896478</text:p>
          </table:table-cell>
          <table:table-cell table:formula="of:=[.D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9077" calcext:value-type="float">
            <text:p>0.0899077</text:p>
          </table:table-cell>
          <table:table-cell office:value-type="float" office:value="0.0955068" calcext:value-type="float">
            <text:p>0.0955068</text:p>
          </table:table-cell>
          <table:table-cell table:formula="of:=[.D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66" calcext:value-type="float">
            <text:p>0.089066</text:p>
          </table:table-cell>
          <table:table-cell office:value-type="float" office:value="0.0955068" calcext:value-type="float">
            <text:p>0.0955068</text:p>
          </table:table-cell>
          <table:table-cell table:formula="of:=[.D1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2811" calcext:value-type="float">
            <text:p>0.0932811</text:p>
          </table:table-cell>
          <table:table-cell office:value-type="float" office:value="0.0942742" calcext:value-type="float">
            <text:p>0.0942742</text:p>
          </table:table-cell>
          <table:table-cell table:formula="of:=[.D1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477" calcext:value-type="float">
            <text:p>0.0875477</text:p>
          </table:table-cell>
          <table:table-cell office:value-type="float" office:value="0.0897827" calcext:value-type="float">
            <text:p>0.0897827</text:p>
          </table:table-cell>
          <table:table-cell table:formula="of:=[.D1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8325" calcext:value-type="float">
            <text:p>0.088325</text:p>
          </table:table-cell>
          <table:table-cell table:formula="of:=[.D1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7969" calcext:value-type="float">
            <text:p>0.0877969</text:p>
          </table:table-cell>
          <table:table-cell office:value-type="float" office:value="0.0919048" calcext:value-type="float">
            <text:p>0.0919048</text:p>
          </table:table-cell>
          <table:table-cell table:formula="of:=[.D1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19048" calcext:value-type="float">
            <text:p>0.0919048</text:p>
          </table:table-cell>
          <table:table-cell table:formula="of:=[.D1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59947" calcext:value-type="float">
            <text:p>0.0859947</text:p>
          </table:table-cell>
          <table:table-cell office:value-type="float" office:value="0.0905599" calcext:value-type="float">
            <text:p>0.0905599</text:p>
          </table:table-cell>
          <table:table-cell table:formula="of:=[.D1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5542" calcext:value-type="float">
            <text:p>0.0905542</text:p>
          </table:table-cell>
          <table:table-cell office:value-type="float" office:value="0.0890502" calcext:value-type="float">
            <text:p>0.0890502</text:p>
          </table:table-cell>
          <table:table-cell table:formula="of:=[.D1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D1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827" calcext:value-type="float">
            <text:p>0.0897827</text:p>
          </table:table-cell>
          <table:table-cell table:formula="of:=[.D1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8325" calcext:value-type="float">
            <text:p>0.088325</text:p>
          </table:table-cell>
          <table:table-cell table:formula="of:=[.D2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3657" calcext:value-type="float">
            <text:p>0.0933657</text:p>
          </table:table-cell>
          <table:table-cell office:value-type="float" office:value="0.0896478" calcext:value-type="float">
            <text:p>0.0896478</text:p>
          </table:table-cell>
          <table:table-cell table:formula="of:=[.D2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55762" calcext:value-type="float">
            <text:p>0.0855762</text:p>
          </table:table-cell>
          <table:table-cell office:value-type="float" office:value="0.0900498" calcext:value-type="float">
            <text:p>0.0900498</text:p>
          </table:table-cell>
          <table:table-cell table:formula="of:=[.D2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8963" calcext:value-type="float">
            <text:p>0.0888963</text:p>
          </table:table-cell>
          <table:table-cell office:value-type="float" office:value="0.0884349" calcext:value-type="float">
            <text:p>0.0884349</text:p>
          </table:table-cell>
          <table:table-cell table:formula="of:=[.D2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6537" calcext:value-type="float">
            <text:p>0.0896537</text:p>
          </table:table-cell>
          <table:table-cell office:value-type="float" office:value="0.0897279" calcext:value-type="float">
            <text:p>0.0897279</text:p>
          </table:table-cell>
          <table:table-cell table:formula="of:=[.D2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2752" calcext:value-type="float">
            <text:p>0.0932752</text:p>
          </table:table-cell>
          <table:table-cell office:value-type="float" office:value="0.0942742" calcext:value-type="float">
            <text:p>0.0942742</text:p>
          </table:table-cell>
          <table:table-cell table:formula="of:=[.D2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1385" calcext:value-type="float">
            <text:p>0.0911385</text:p>
          </table:table-cell>
          <table:table-cell office:value-type="float" office:value="0.0884304" calcext:value-type="float">
            <text:p>0.0884304</text:p>
          </table:table-cell>
          <table:table-cell table:formula="of:=[.D2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801" calcext:value-type="float">
            <text:p>0.0875801</text:p>
          </table:table-cell>
          <table:table-cell office:value-type="float" office:value="0.0898896" calcext:value-type="float">
            <text:p>0.0898896</text:p>
          </table:table-cell>
          <table:table-cell table:formula="of:=[.D2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D2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D2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247" calcext:value-type="float">
            <text:p>0.091247</text:p>
          </table:table-cell>
          <table:table-cell office:value-type="float" office:value="0.095498" calcext:value-type="float">
            <text:p>0.095498</text:p>
          </table:table-cell>
          <table:table-cell table:formula="of:=[.D3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6291" calcext:value-type="float">
            <text:p>0.0876291</text:p>
          </table:table-cell>
          <table:table-cell office:value-type="float" office:value="0.0911843" calcext:value-type="float">
            <text:p>0.0911843</text:p>
          </table:table-cell>
          <table:table-cell table:formula="of:=[.D3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897365" calcext:value-type="float">
            <text:p>0.0897365</text:p>
          </table:table-cell>
          <table:table-cell table:formula="of:=[.D3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295" calcext:value-type="float">
            <text:p>0.0875295</text:p>
          </table:table-cell>
          <table:table-cell office:value-type="float" office:value="0.0876291" calcext:value-type="float">
            <text:p>0.0876291</text:p>
          </table:table-cell>
          <table:table-cell table:formula="of:=[.D3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76013" calcext:value-type="float">
            <text:p>0.0876013</text:p>
          </table:table-cell>
          <table:table-cell table:formula="of:=[.D3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D3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76291" calcext:value-type="float">
            <text:p>0.0876291</text:p>
          </table:table-cell>
          <table:table-cell table:formula="of:=[.D3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92307" calcext:value-type="float">
            <text:p>0.0892307</text:p>
          </table:table-cell>
          <table:table-cell table:formula="of:=[.D3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875662" calcext:value-type="float">
            <text:p>0.0875662</text:p>
          </table:table-cell>
          <table:table-cell table:formula="of:=[.D3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4436" calcext:value-type="float">
            <text:p>0.0874436</text:p>
          </table:table-cell>
          <table:table-cell office:value-type="float" office:value="0.089066" calcext:value-type="float">
            <text:p>0.089066</text:p>
          </table:table-cell>
          <table:table-cell table:formula="of:=[.D3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34783" calcext:value-type="float">
            <text:p>0.0934783</text:p>
          </table:table-cell>
          <table:table-cell office:value-type="float" office:value="0.0955068" calcext:value-type="float">
            <text:p>0.0955068</text:p>
          </table:table-cell>
          <table:table-cell table:formula="of:=[.D4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685" calcext:value-type="float">
            <text:p>0.0890685</text:p>
          </table:table-cell>
          <table:table-cell table:formula="of:=[.D4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392" calcext:value-type="float">
            <text:p>0.0890392</text:p>
          </table:table-cell>
          <table:table-cell office:value-type="float" office:value="0.0876276" calcext:value-type="float">
            <text:p>0.0876276</text:p>
          </table:table-cell>
          <table:table-cell table:formula="of:=[.D4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6634" calcext:value-type="float">
            <text:p>0.0896634</text:p>
          </table:table-cell>
          <table:table-cell office:value-type="float" office:value="0.0897857" calcext:value-type="float">
            <text:p>0.0897857</text:p>
          </table:table-cell>
          <table:table-cell table:formula="of:=[.D4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557" calcext:value-type="float">
            <text:p>0.0891557</text:p>
          </table:table-cell>
          <table:table-cell office:value-type="float" office:value="0.089777" calcext:value-type="float">
            <text:p>0.089777</text:p>
          </table:table-cell>
          <table:table-cell table:formula="of:=[.D4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7259" calcext:value-type="float">
            <text:p>0.0947259</text:p>
          </table:table-cell>
          <table:table-cell office:value-type="float" office:value="0.0896478" calcext:value-type="float">
            <text:p>0.0896478</text:p>
          </table:table-cell>
          <table:table-cell table:formula="of:=[.D4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097" calcext:value-type="float">
            <text:p>0.087097</text:p>
          </table:table-cell>
          <table:table-cell office:value-type="float" office:value="0.0900498" calcext:value-type="float">
            <text:p>0.0900498</text:p>
          </table:table-cell>
          <table:table-cell table:formula="of:=[.D4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6303" calcext:value-type="float">
            <text:p>0.0896303</text:p>
          </table:table-cell>
          <table:table-cell office:value-type="float" office:value="0.0884304" calcext:value-type="float">
            <text:p>0.0884304</text:p>
          </table:table-cell>
          <table:table-cell table:formula="of:=[.D4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067" calcext:value-type="float">
            <text:p>0.0891067</text:p>
          </table:table-cell>
          <table:table-cell office:value-type="float" office:value="0.095498" calcext:value-type="float">
            <text:p>0.095498</text:p>
          </table:table-cell>
          <table:table-cell table:formula="of:=[.D4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96522" calcext:value-type="float">
            <text:p>0.0896522</text:p>
          </table:table-cell>
          <table:table-cell table:formula="of:=[.D4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8028" calcext:value-type="float">
            <text:p>0.0868028</text:p>
          </table:table-cell>
          <table:table-cell office:value-type="float" office:value="0.0896522" calcext:value-type="float">
            <text:p>0.0896522</text:p>
          </table:table-cell>
          <table:table-cell table:formula="of:=[.D5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896522" calcext:value-type="float">
            <text:p>0.0896522</text:p>
          </table:table-cell>
          <table:table-cell table:formula="of:=[.D5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70029" calcext:value-type="float">
            <text:p>0.0970029</text:p>
          </table:table-cell>
          <table:table-cell office:value-type="float" office:value="0.0911843" calcext:value-type="float">
            <text:p>0.0911843</text:p>
          </table:table-cell>
          <table:table-cell table:formula="of:=[.D5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942742" calcext:value-type="float">
            <text:p>0.0942742</text:p>
          </table:table-cell>
          <table:table-cell table:formula="of:=[.D5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54936" calcext:value-type="float">
            <text:p>0.0954936</text:p>
          </table:table-cell>
          <table:table-cell office:value-type="float" office:value="0.0882847" calcext:value-type="float">
            <text:p>0.0882847</text:p>
          </table:table-cell>
          <table:table-cell table:formula="of:=[.D5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8569" calcext:value-type="float">
            <text:p>0.0868569</text:p>
          </table:table-cell>
          <table:table-cell office:value-type="float" office:value="0.0897294" calcext:value-type="float">
            <text:p>0.0897294</text:p>
          </table:table-cell>
          <table:table-cell table:formula="of:=[.D5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5585" calcext:value-type="float">
            <text:p>0.0905585</text:p>
          </table:table-cell>
          <table:table-cell office:value-type="float" office:value="0.0934783" calcext:value-type="float">
            <text:p>0.0934783</text:p>
          </table:table-cell>
          <table:table-cell table:formula="of:=[.D5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D5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D5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573" calcext:value-type="float">
            <text:p>0.0890573</text:p>
          </table:table-cell>
          <table:table-cell office:value-type="float" office:value="0.0875096" calcext:value-type="float">
            <text:p>0.0875096</text:p>
          </table:table-cell>
          <table:table-cell table:formula="of:=[.D5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0518" calcext:value-type="float">
            <text:p>0.0940518</text:p>
          </table:table-cell>
          <table:table-cell office:value-type="float" office:value="0.0875096" calcext:value-type="float">
            <text:p>0.0875096</text:p>
          </table:table-cell>
          <table:table-cell table:formula="of:=[.D6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4171" calcext:value-type="float">
            <text:p>0.0904171</text:p>
          </table:table-cell>
          <table:table-cell office:value-type="float" office:value="0.0905599" calcext:value-type="float">
            <text:p>0.0905599</text:p>
          </table:table-cell>
          <table:table-cell table:formula="of:=[.D6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6973" calcext:value-type="float">
            <text:p>0.0876973</text:p>
          </table:table-cell>
          <table:table-cell office:value-type="float" office:value="0.0911828" calcext:value-type="float">
            <text:p>0.0911828</text:p>
          </table:table-cell>
          <table:table-cell table:formula="of:=[.D6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D6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97827" calcext:value-type="float">
            <text:p>0.0897827</text:p>
          </table:table-cell>
          <table:table-cell table:formula="of:=[.D6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9777" calcext:value-type="float">
            <text:p>0.089777</text:p>
          </table:table-cell>
          <table:table-cell table:formula="of:=[.D6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54981" calcext:value-type="float">
            <text:p>0.0954981</text:p>
          </table:table-cell>
          <table:table-cell office:value-type="float" office:value="0.0896478" calcext:value-type="float">
            <text:p>0.0896478</text:p>
          </table:table-cell>
          <table:table-cell table:formula="of:=[.D6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48098" calcext:value-type="float">
            <text:p>0.0848098</text:p>
          </table:table-cell>
          <table:table-cell office:value-type="float" office:value="0.0900498" calcext:value-type="float">
            <text:p>0.0900498</text:p>
          </table:table-cell>
          <table:table-cell table:formula="of:=[.D6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1299" calcext:value-type="float">
            <text:p>0.0881299</text:p>
          </table:table-cell>
          <table:table-cell office:value-type="float" office:value="0.0884349" calcext:value-type="float">
            <text:p>0.0884349</text:p>
          </table:table-cell>
          <table:table-cell table:formula="of:=[.D6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8993" calcext:value-type="float">
            <text:p>0.0888993</text:p>
          </table:table-cell>
          <table:table-cell office:value-type="float" office:value="0.0905513" calcext:value-type="float">
            <text:p>0.0905513</text:p>
          </table:table-cell>
          <table:table-cell table:formula="of:=[.D6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111" calcext:value-type="float">
            <text:p>0.0875111</text:p>
          </table:table-cell>
          <table:table-cell office:value-type="float" office:value="0.0934725" calcext:value-type="float">
            <text:p>0.0934725</text:p>
          </table:table-cell>
          <table:table-cell table:formula="of:=[.D7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685" calcext:value-type="float">
            <text:p>0.0890685</text:p>
          </table:table-cell>
          <table:table-cell office:value-type="float" office:value="0.0940546" calcext:value-type="float">
            <text:p>0.0940546</text:p>
          </table:table-cell>
          <table:table-cell table:formula="of:=[.D7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D7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8128" calcext:value-type="float">
            <text:p>0.0898128</text:p>
          </table:table-cell>
          <table:table-cell office:value-type="float" office:value="0.0875662" calcext:value-type="float">
            <text:p>0.0875662</text:p>
          </table:table-cell>
          <table:table-cell table:formula="of:=[.D7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54777" calcext:value-type="float">
            <text:p>0.0954777</text:p>
          </table:table-cell>
          <table:table-cell table:formula="of:=[.D7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D7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75096" calcext:value-type="float">
            <text:p>0.0875096</text:p>
          </table:table-cell>
          <table:table-cell table:formula="of:=[.D7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4191" calcext:value-type="float">
            <text:p>0.0884191</text:p>
          </table:table-cell>
          <table:table-cell office:value-type="float" office:value="0.0875096" calcext:value-type="float">
            <text:p>0.0875096</text:p>
          </table:table-cell>
          <table:table-cell table:formula="of:=[.D7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0.0875096" calcext:value-type="float">
            <text:p>0.0875096</text:p>
          </table:table-cell>
          <table:table-cell table:formula="of:=[.D7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969442" calcext:value-type="float">
            <text:p>0.0969442</text:p>
          </table:table-cell>
          <table:table-cell table:formula="of:=[.D7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0956" calcext:value-type="float">
            <text:p>0.0870956</text:p>
          </table:table-cell>
          <table:table-cell office:value-type="float" office:value="0.0900498" calcext:value-type="float">
            <text:p>0.0900498</text:p>
          </table:table-cell>
          <table:table-cell table:formula="of:=[.D8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498" calcext:value-type="float">
            <text:p>0.0900498</text:p>
          </table:table-cell>
          <table:table-cell table:formula="of:=[.D8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7042" calcext:value-type="float">
            <text:p>0.0947042</text:p>
          </table:table-cell>
          <table:table-cell office:value-type="float" office:value="0.0911843" calcext:value-type="float">
            <text:p>0.0911843</text:p>
          </table:table-cell>
          <table:table-cell table:formula="of:=[.D8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19193" calcext:value-type="float">
            <text:p>0.0919193</text:p>
          </table:table-cell>
          <table:table-cell table:formula="of:=[.D8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6478" calcext:value-type="float">
            <text:p>0.0896478</text:p>
          </table:table-cell>
          <table:table-cell office:value-type="float" office:value="0.0882847" calcext:value-type="float">
            <text:p>0.0882847</text:p>
          </table:table-cell>
          <table:table-cell table:formula="of:=[.D8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7294" calcext:value-type="float">
            <text:p>0.0897294</text:p>
          </table:table-cell>
          <table:table-cell table:formula="of:=[.D8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847" calcext:value-type="float">
            <text:p>0.0882847</text:p>
          </table:table-cell>
          <table:table-cell office:value-type="float" office:value="0.0906928" calcext:value-type="float">
            <text:p>0.0906928</text:p>
          </table:table-cell>
          <table:table-cell table:formula="of:=[.D8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48175" calcext:value-type="float">
            <text:p>0.0948175</text:p>
          </table:table-cell>
          <table:table-cell table:formula="of:=[.D8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47391" calcext:value-type="float">
            <text:p>0.0947391</text:p>
          </table:table-cell>
          <table:table-cell office:value-type="float" office:value="0.0905658" calcext:value-type="float">
            <text:p>0.0905658</text:p>
          </table:table-cell>
          <table:table-cell table:formula="of:=[.D8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1083" calcext:value-type="float">
            <text:p>0.0861083</text:p>
          </table:table-cell>
          <table:table-cell office:value-type="float" office:value="0.0896522" calcext:value-type="float">
            <text:p>0.0896522</text:p>
          </table:table-cell>
          <table:table-cell table:formula="of:=[.D8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00498" calcext:value-type="float">
            <text:p>0.0900498</text:p>
          </table:table-cell>
          <table:table-cell table:formula="of:=[.D9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915318" calcext:value-type="float">
            <text:p>0.0915318</text:p>
          </table:table-cell>
          <table:table-cell table:formula="of:=[.D9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4206" calcext:value-type="float">
            <text:p>0.0884206</text:p>
          </table:table-cell>
          <table:table-cell office:value-type="float" office:value="0.0890502" calcext:value-type="float">
            <text:p>0.0890502</text:p>
          </table:table-cell>
          <table:table-cell table:formula="of:=[.D92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365" calcext:value-type="float">
            <text:p>0.0897365</text:p>
          </table:table-cell>
          <table:table-cell table:formula="of:=[.D93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473" calcext:value-type="float">
            <text:p>0.0890473</text:p>
          </table:table-cell>
          <table:table-cell office:value-type="float" office:value="0.0954981" calcext:value-type="float">
            <text:p>0.0954981</text:p>
          </table:table-cell>
          <table:table-cell table:formula="of:=[.D94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D95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68043" calcext:value-type="float">
            <text:p>0.0868043</text:p>
          </table:table-cell>
          <table:table-cell office:value-type="float" office:value="0.0896478" calcext:value-type="float">
            <text:p>0.0896478</text:p>
          </table:table-cell>
          <table:table-cell table:formula="of:=[.D96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75529" calcext:value-type="float">
            <text:p>0.0875529</text:p>
          </table:table-cell>
          <table:table-cell office:value-type="float" office:value="0.0919193" calcext:value-type="float">
            <text:p>0.0919193</text:p>
          </table:table-cell>
          <table:table-cell table:formula="of:=[.D97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9136" calcext:value-type="float">
            <text:p>0.0919136</text:p>
          </table:table-cell>
          <table:table-cell office:value-type="float" office:value="0.0882847" calcext:value-type="float">
            <text:p>0.0882847</text:p>
          </table:table-cell>
          <table:table-cell table:formula="of:=[.D98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8896" calcext:value-type="float">
            <text:p>0.0898896</text:p>
          </table:table-cell>
          <table:table-cell table:formula="of:=[.D99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0467" calcext:value-type="float">
            <text:p>0.0890467</text:p>
          </table:table-cell>
          <table:table-cell office:value-type="float" office:value="0.0875662" calcext:value-type="float">
            <text:p>0.0875662</text:p>
          </table:table-cell>
          <table:table-cell table:formula="of:=[.D100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3688" calcext:value-type="float">
            <text:p>0.0883688</text:p>
          </table:table-cell>
          <table:table-cell office:value-type="float" office:value="0.0875662" calcext:value-type="float">
            <text:p>0.0875662</text:p>
          </table:table-cell>
          <table:table-cell table:formula="of:=[.D101]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table:formula="of:=MEDIAN([.B2:.B102])" office:value-type="float" office:value="0.0890685" calcext:value-type="float">
            <text:p>0.0890685</text:p>
          </table:table-cell>
          <table:table-cell table:style-name="ce1" table:formula="of:=MEDIAN([.C2:.C102])" office:value-type="float" office:value="0.089777" calcext:value-type="float">
            <text:p>0.08977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4:45:25.456581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1T15:17:37.812883314</dc:date>
    <meta:editing-duration>PT52M48S</meta:editing-duration>
    <meta:editing-cycles>7</meta:editing-cycles>
    <meta:document-statistic meta:table-count="1" meta:cell-count="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0.0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16cm" svg:y="0.44cm" chart:style-name="ch2">
          <text:p>Estimación Altura</text:p>
        </chart:title>
        <chart:subtitle svg:x="11.05cm" svg:y="1.691cm" chart:style-name="ch3">
          <text:p>Bebida lactea</text:p>
        </chart:subtitle>
        <chart:legend chart:legend-position="end" svg:x="20.142cm" svg:y="6.743cm" style:legend-expansion="high" chart:style-name="ch4"/>
        <chart:plot-area chart:style-name="ch5" table:cell-range-address="height_milk.B1:height_milk.D102" chart:data-source-has-labels="row" svg:x="1.811cm" svg:y="2.848cm" svg:width="17.823cm" svg:height="10.816cm">
          <chartooo:coordinate-region svg:x="2.909cm" svg:y="2.969cm" svg:width="16.584cm" svg:height="9.693cm"/>
          <chart:axis chart:dimension="x" chart:name="primary-x" chart:style-name="ch6">
            <chart:title svg:x="9.693cm" svg:y="13.968cm" chart:style-name="ch7">
              <text:p>Eventos</text:p>
            </chart:title>
          </chart:axis>
          <chart:axis chart:dimension="y" chart:name="primary-y" chart:style-name="ch8">
            <chart:title svg:x="0.451cm" svg:y="9.417cm" chart:style-name="ch9">
              <text:p>Altura [m]</text:p>
            </chart:title>
            <chart:grid chart:style-name="ch10" chart:class="major"/>
          </chart:axis>
          <chart:series chart:style-name="ch11" chart:values-cell-range-address="height_milk.B2:height_milk.B102" chart:label-cell-address="height_milk.B1:height_milk.B1" chart:class="chart:line">
            <chart:data-point chart:repeated="101"/>
          </chart:series>
          <chart:series chart:style-name="ch12" chart:values-cell-range-address="height_milk.C2:height_milk.C102" chart:label-cell-address="height_milk.C1:height_milk.C1" chart:class="chart:line">
            <chart:data-point chart:repeated="101"/>
          </chart:series>
          <chart:series chart:style-name="ch13" chart:values-cell-range-address="height_milk.D2:height_milk.D102" chart:label-cell-address="height_milk.D1:height_milk.D1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milk.B1:height_milk.B1</svg:desc>
                </draw:g>
              </table:table-cell>
              <table:table-cell office:value-type="string">
                <text:p>Algoritmo previo</text:p>
                <draw:g>
                  <svg:desc>height_milk.C1:height_milk.C1</svg:desc>
                </draw:g>
              </table:table-cell>
              <table:table-cell office:value-type="string">
                <text:p>Ideal</text:p>
                <draw:g>
                  <svg:desc>height_milk.D1:height_mil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6928">
                <text:p>0.0906928</text:p>
                <draw:g>
                  <svg:desc>height_milk.B2:height_milk.B102</svg:desc>
                </draw:g>
              </table:table-cell>
              <table:table-cell office:value-type="float" office:value="0.0882847">
                <text:p>0.0882847</text:p>
                <draw:g>
                  <svg:desc>height_milk.C2:height_milk.C102</svg:desc>
                </draw:g>
              </table:table-cell>
              <table:table-cell office:value-type="float" office:value="0.11">
                <text:p>0.11</text:p>
                <draw:g>
                  <svg:desc>height_milk.D2:height_milk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4562">
                <text:p>0.0914562</text:p>
              </table:table-cell>
              <table:table-cell office:value-type="float" office:value="0.090054">
                <text:p>0.0900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90502">
                <text:p>0.0890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942742">
                <text:p>0.0942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276">
                <text:p>0.088276</text:p>
              </table:table-cell>
              <table:table-cell office:value-type="float" office:value="0.0876291">
                <text:p>0.0876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2157">
                <text:p>0.0882157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9773">
                <text:p>0.0939773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8306">
                <text:p>0.0868306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9077">
                <text:p>0.0899077</text:p>
              </table:table-cell>
              <table:table-cell office:value-type="float" office:value="0.0955068">
                <text:p>0.0955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066">
                <text:p>0.089066</text:p>
              </table:table-cell>
              <table:table-cell office:value-type="float" office:value="0.0955068">
                <text:p>0.0955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32811">
                <text:p>0.0932811</text:p>
              </table:table-cell>
              <table:table-cell office:value-type="float" office:value="0.0942742">
                <text:p>0.0942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75477">
                <text:p>0.0875477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8325">
                <text:p>0.0883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77969">
                <text:p>0.0877969</text:p>
              </table:table-cell>
              <table:table-cell office:value-type="float" office:value="0.0919048">
                <text:p>0.0919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919048">
                <text:p>0.0919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9947">
                <text:p>0.0859947</text:p>
              </table:table-cell>
              <table:table-cell office:value-type="float" office:value="0.0905599">
                <text:p>0.0905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5542">
                <text:p>0.0905542</text:p>
              </table:table-cell>
              <table:table-cell office:value-type="float" office:value="0.0890502">
                <text:p>0.0890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900482">
                <text:p>0.0900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8325">
                <text:p>0.0883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3657">
                <text:p>0.0933657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55762">
                <text:p>0.0855762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8963">
                <text:p>0.0888963</text:p>
              </table:table-cell>
              <table:table-cell office:value-type="float" office:value="0.0884349">
                <text:p>0.0884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96537">
                <text:p>0.0896537</text:p>
              </table:table-cell>
              <table:table-cell office:value-type="float" office:value="0.0897279">
                <text:p>0.089727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2752">
                <text:p>0.0932752</text:p>
              </table:table-cell>
              <table:table-cell office:value-type="float" office:value="0.0942742">
                <text:p>0.0942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11385">
                <text:p>0.0911385</text:p>
              </table:table-cell>
              <table:table-cell office:value-type="float" office:value="0.0884304">
                <text:p>0.0884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5801">
                <text:p>0.0875801</text:p>
              </table:table-cell>
              <table:table-cell office:value-type="float" office:value="0.0898896">
                <text:p>0.0898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934783">
                <text:p>0.0934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1247">
                <text:p>0.091247</text:p>
              </table:table-cell>
              <table:table-cell office:value-type="float" office:value="0.095498">
                <text:p>0.095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76291">
                <text:p>0.0876291</text:p>
              </table:table-cell>
              <table:table-cell office:value-type="float" office:value="0.0911843">
                <text:p>0.0911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897365">
                <text:p>0.0897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5295">
                <text:p>0.0875295</text:p>
              </table:table-cell>
              <table:table-cell office:value-type="float" office:value="0.0876291">
                <text:p>0.0876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76013">
                <text:p>0.08760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934783">
                <text:p>0.0934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76291">
                <text:p>0.0876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92307">
                <text:p>0.0892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875662">
                <text:p>0.0875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74436">
                <text:p>0.0874436</text:p>
              </table:table-cell>
              <table:table-cell office:value-type="float" office:value="0.089066">
                <text:p>0.08906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34783">
                <text:p>0.0934783</text:p>
              </table:table-cell>
              <table:table-cell office:value-type="float" office:value="0.0955068">
                <text:p>0.0955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90392">
                <text:p>0.0890392</text:p>
              </table:table-cell>
              <table:table-cell office:value-type="float" office:value="0.0876276">
                <text:p>0.08762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96634">
                <text:p>0.0896634</text:p>
              </table:table-cell>
              <table:table-cell office:value-type="float" office:value="0.0897857">
                <text:p>0.089785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91557">
                <text:p>0.0891557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47259">
                <text:p>0.0947259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7097">
                <text:p>0.087097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96303">
                <text:p>0.0896303</text:p>
              </table:table-cell>
              <table:table-cell office:value-type="float" office:value="0.0884304">
                <text:p>0.0884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1067">
                <text:p>0.0891067</text:p>
              </table:table-cell>
              <table:table-cell office:value-type="float" office:value="0.095498">
                <text:p>0.095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96522">
                <text:p>0.0896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68028">
                <text:p>0.0868028</text:p>
              </table:table-cell>
              <table:table-cell office:value-type="float" office:value="0.0896522">
                <text:p>0.0896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96522">
                <text:p>0.0896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70029">
                <text:p>0.0970029</text:p>
              </table:table-cell>
              <table:table-cell office:value-type="float" office:value="0.0911843">
                <text:p>0.0911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942742">
                <text:p>0.0942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54936">
                <text:p>0.0954936</text:p>
              </table:table-cell>
              <table:table-cell office:value-type="float" office:value="0.0882847">
                <text:p>0.0882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68569">
                <text:p>0.0868569</text:p>
              </table:table-cell>
              <table:table-cell office:value-type="float" office:value="0.0897294">
                <text:p>0.0897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5585">
                <text:p>0.0905585</text:p>
              </table:table-cell>
              <table:table-cell office:value-type="float" office:value="0.0934783">
                <text:p>0.0934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92307">
                <text:p>0.0892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90573">
                <text:p>0.0890573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40518">
                <text:p>0.0940518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04171">
                <text:p>0.0904171</text:p>
              </table:table-cell>
              <table:table-cell office:value-type="float" office:value="0.0905599">
                <text:p>0.0905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76973">
                <text:p>0.0876973</text:p>
              </table:table-cell>
              <table:table-cell office:value-type="float" office:value="0.0911828">
                <text:p>0.09118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900482">
                <text:p>0.0900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97827">
                <text:p>0.0897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54981">
                <text:p>0.0954981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48098">
                <text:p>0.0848098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81299">
                <text:p>0.0881299</text:p>
              </table:table-cell>
              <table:table-cell office:value-type="float" office:value="0.0884349">
                <text:p>0.0884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88993">
                <text:p>0.0888993</text:p>
              </table:table-cell>
              <table:table-cell office:value-type="float" office:value="0.0905513">
                <text:p>0.09055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75111">
                <text:p>0.0875111</text:p>
              </table:table-cell>
              <table:table-cell office:value-type="float" office:value="0.0934725">
                <text:p>0.09347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940546">
                <text:p>0.094054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92307">
                <text:p>0.0892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98128">
                <text:p>0.0898128</text:p>
              </table:table-cell>
              <table:table-cell office:value-type="float" office:value="0.0875662">
                <text:p>0.0875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954777">
                <text:p>0.0954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84191">
                <text:p>0.0884191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75096">
                <text:p>0.0875096</text:p>
              </table:table-cell>
              <table:table-cell office:value-type="float" office:value="0.0875096">
                <text:p>0.0875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969442">
                <text:p>0.09694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70956">
                <text:p>0.0870956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8276">
                <text:p>0.088276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47042">
                <text:p>0.0947042</text:p>
              </table:table-cell>
              <table:table-cell office:value-type="float" office:value="0.0911843">
                <text:p>0.0911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919193">
                <text:p>0.0919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96478">
                <text:p>0.0896478</text:p>
              </table:table-cell>
              <table:table-cell office:value-type="float" office:value="0.0882847">
                <text:p>0.0882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97294">
                <text:p>0.0897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2847">
                <text:p>0.0882847</text:p>
              </table:table-cell>
              <table:table-cell office:value-type="float" office:value="0.0906928">
                <text:p>0.09069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948175">
                <text:p>0.09481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47391">
                <text:p>0.0947391</text:p>
              </table:table-cell>
              <table:table-cell office:value-type="float" office:value="0.0905658">
                <text:p>0.09056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61083">
                <text:p>0.0861083</text:p>
              </table:table-cell>
              <table:table-cell office:value-type="float" office:value="0.0896522">
                <text:p>0.0896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900498">
                <text:p>0.0900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8276">
                <text:p>0.088276</text:p>
              </table:table-cell>
              <table:table-cell office:value-type="float" office:value="0.0915318">
                <text:p>0.09153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84206">
                <text:p>0.0884206</text:p>
              </table:table-cell>
              <table:table-cell office:value-type="float" office:value="0.0890502">
                <text:p>0.0890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97365">
                <text:p>0.0897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90473">
                <text:p>0.0890473</text:p>
              </table:table-cell>
              <table:table-cell office:value-type="float" office:value="0.0954981">
                <text:p>0.095498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9777">
                <text:p>0.089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68043">
                <text:p>0.0868043</text:p>
              </table:table-cell>
              <table:table-cell office:value-type="float" office:value="0.0896478">
                <text:p>0.0896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75529">
                <text:p>0.0875529</text:p>
              </table:table-cell>
              <table:table-cell office:value-type="float" office:value="0.0919193">
                <text:p>0.0919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19136">
                <text:p>0.0919136</text:p>
              </table:table-cell>
              <table:table-cell office:value-type="float" office:value="0.0882847">
                <text:p>0.0882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98896">
                <text:p>0.0898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90467">
                <text:p>0.0890467</text:p>
              </table:table-cell>
              <table:table-cell office:value-type="float" office:value="0.0875662">
                <text:p>0.0875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83688">
                <text:p>0.0883688</text:p>
              </table:table-cell>
              <table:table-cell office:value-type="float" office:value="0.0875662">
                <text:p>0.0875662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